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1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04691" style:font-size-asian="18pt" style:font-size-complex="18pt"/>
    </style:style>
    <style:style style:name="P4" style:family="paragraph" style:parent-style-name="Standard">
      <style:text-properties style:font-name="Fira Sans" fo:font-size="12p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7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0ce834"/>
    </style:style>
    <style:style style:name="T2" style:family="text">
      <style:text-properties officeooo:rsid="0012d892"/>
    </style:style>
    <style:style style:name="T3" style:family="text">
      <style:text-properties officeooo:rsid="000e54c2"/>
    </style:style>
    <style:style style:name="T4" style:family="text">
      <style:text-properties fo:color="#3d7b7b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bbbbbb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008000" loext:opacity="100%"/>
    </style:style>
    <style:style style:name="T9" style:family="text">
      <style:text-properties fo:color="#ba2121" loext:opacity="100%"/>
    </style:style>
    <style:style style:name="T10" style:family="text">
      <style:text-properties fo:color="#008000" loext:opacity="100%" fo:font-weight="bold"/>
    </style:style>
    <style:style style:name="T11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3(</text:span><text:span text:style-name="T2">c</text:span><text:span text:style-name="T1">)</text:span></text:p>
      <text:h text:style-name="P2" text:outline-level="1">Question</text:h>
      <text:p text:style-name="P3"><text:span text:style-name="T3">Check whether the system of equation has unique solution, infinitely many solutions or no solution</text:span>. <text:span text:style-name="T3">If there exist a unique solution find out the solution.</text:span></text:p>
      <text:p text:style-name="P4"><draw:frame draw:style-name="fr1" draw:name="Object1" text:anchor-type="as-char" svg:y="-0.1492in" svg:width="1.0854in" svg:height="0.18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1" draw:name="Object2" text:anchor-type="as-char" svg:y="-0.1492in" svg:width="1.0917in" svg:height="0.185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3" text:anchor-type="as-char" svg:y="-0.1492in" svg:width="0.9165in" svg:height="0.1854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2" text:outline-level="1">Code</text:h>
      <text:p text:style-name="P5"><text:span text:style-name="T4"><text:s/>1 <text:s/></text:span><text:span text:style-name="T5">Coeff_matrix</text:span><text:span text:style-name="T6"> </text:span><text:span text:style-name="T5">=</text:span><text:span text:style-name="T6"> </text:span><text:span text:style-name="T5">[</text:span><text:span text:style-name="T7">-1</text:span><text:span text:style-name="T6"> </text:span><text:span text:style-name="T7">3</text:span><text:span text:style-name="T6"> </text:span><text:span text:style-name="T7">7</text:span><text:span text:style-name="T5">;</text:span><text:span text:style-name="T6"> </text:span><text:span text:style-name="T7">2</text:span><text:span text:style-name="T6"> </text:span><text:span text:style-name="T7">-2</text:span><text:span text:style-name="T6"> </text:span><text:span text:style-name="T7">-2</text:span><text:span text:style-name="T5">;</text:span><text:span text:style-name="T6"> </text:span><text:span text:style-name="T7">1</text:span><text:span text:style-name="T6"> </text:span><text:span text:style-name="T7">-1</text:span><text:span text:style-name="T6"> </text:span><text:span text:style-name="T7">-1</text:span><text:span text:style-name="T5">];</text:span></text:p>
      <text:p text:style-name="P5"><text:span text:style-name="T4"><text:s/>2 <text:s/></text:span><text:span text:style-name="T5">Const_matrix</text:span><text:span text:style-name="T6"> </text:span><text:span text:style-name="T5">=</text:span><text:span text:style-name="T6"> </text:span><text:span text:style-name="T5">[</text:span><text:span text:style-name="T7">5</text:span><text:span text:style-name="T5">;</text:span><text:span text:style-name="T6"> </text:span><text:span text:style-name="T7">1</text:span><text:span text:style-name="T5">;</text:span><text:span text:style-name="T6"> </text:span><text:span text:style-name="T7">-2</text:span><text:span text:style-name="T5">];</text:span></text:p>
      <text:p text:style-name="P5"><text:span text:style-name="T4"><text:s/>3 <text:s/></text:span><text:span text:style-name="T8">disp</text:span><text:span text:style-name="T5">(</text:span><text:span text:style-name="T9">'Coefficient Matrix = '</text:span><text:span text:style-name="T5">);</text:span></text:p>
      <text:p text:style-name="P5"><text:span text:style-name="T4"><text:s/>4 <text:s/></text:span><text:span text:style-name="T8">disp</text:span><text:span text:style-name="T5">(Coeff_matrix);</text:span></text:p>
      <text:p text:style-name="P5"><text:span text:style-name="T4"><text:s/>5 <text:s/></text:span><text:span text:style-name="T8">disp</text:span><text:span text:style-name="T5">(</text:span><text:span text:style-name="T9">'Constant Matrix = '</text:span><text:span text:style-name="T5">);</text:span></text:p>
      <text:p text:style-name="P5"><text:span text:style-name="T4"><text:s/>6 <text:s/></text:span><text:span text:style-name="T8">disp</text:span><text:span text:style-name="T5">(Const_matrix);</text:span></text:p>
      <text:p text:style-name="P5"><text:span text:style-name="T4"><text:s/>7 <text:s/></text:span><text:span text:style-name="T5">[NumRows,</text:span><text:span text:style-name="T6"> </text:span><text:span text:style-name="T5">NumCols]=</text:span><text:span text:style-name="T8">size</text:span><text:span text:style-name="T5">(Coeff_matrix);</text:span></text:p>
      <text:p text:style-name="P5"><text:span text:style-name="T4"><text:s/>8 <text:s/></text:span><text:span text:style-name="T10">if</text:span><text:span text:style-name="T5">(</text:span><text:span text:style-name="T8">rank</text:span><text:span text:style-name="T5">(Coeff_matrix)</text:span><text:span text:style-name="T6"> </text:span><text:span text:style-name="T7">==</text:span><text:span text:style-name="T6"> </text:span><text:span text:style-name="T8">rank</text:span><text:span text:style-name="T5">([Coeff_matrix</text:span><text:span text:style-name="T6"> </text:span><text:span text:style-name="T5">Const_matrix]))</text:span><text:span text:style-name="T6"> <text:tab/></text:span><text:span text:style-name="T7">&amp;&amp;</text:span><text:span text:style-name="T6"> </text:span><text:span text:style-name="T5">(NumCols</text:span><text:span text:style-name="T6"> </text:span><text:span text:style-name="T7">==</text:span><text:span text:style-name="T6"> </text:span><text:span text:style-name="T8">rank</text:span><text:span text:style-name="T5">(Coeff_matrix))</text:span></text:p>
      <text:p text:style-name="P5"><text:span text:style-name="T4"><text:s/>9 <text:s/></text:span><text:span text:style-name="T6"><text:s text:c="4"/></text:span><text:span text:style-name="T8">disp</text:span><text:span text:style-name="T5">(</text:span><text:span text:style-name="T9">'Solution = '</text:span><text:span text:style-name="T5">);</text:span></text:p>
      <text:p text:style-name="P5"><text:span text:style-name="T4">10 <text:s/></text:span><text:span text:style-name="T6"><text:s text:c="4"/></text:span><text:span text:style-name="T8">disp</text:span><text:span text:style-name="T5">(</text:span><text:span text:style-name="T8">inv</text:span><text:span text:style-name="T5">(Coeff_matrix)</text:span><text:span text:style-name="T7">*</text:span><text:span text:style-name="T5">Const_matrix);</text:span></text:p>
      <text:p text:style-name="P5"><text:span text:style-name="T4">11 <text:s/></text:span><text:span text:style-name="T10">elseif</text:span><text:span text:style-name="T5">(</text:span><text:span text:style-name="T8">rank</text:span><text:span text:style-name="T5">(Coeff_matrix)</text:span><text:span text:style-name="T6"> </text:span><text:span text:style-name="T7">==</text:span><text:span text:style-name="T6"> </text:span><text:span text:style-name="T8">rank</text:span><text:span text:style-name="T5">([Coeff_matrix</text:span><text:span text:style-name="T6"> <text:tab/></text:span><text:span text:style-name="T5">Const_matrix]))</text:span><text:span text:style-name="T6"> </text:span><text:span text:style-name="T7">&amp;&amp;</text:span><text:span text:style-name="T6"> </text:span><text:span text:style-name="T5">(NumCols</text:span><text:span text:style-name="T6"> </text:span><text:span text:style-name="T7">&gt;</text:span><text:span text:style-name="T6"> </text:span><text:span text:style-name="T8">rank</text:span><text:span text:style-name="T5">(Coeff_matrix))</text:span></text:p>
      <text:p text:style-name="P5"><text:span text:style-name="T4">12 <text:s/></text:span><text:span text:style-name="T6"><text:s text:c="4"/></text:span><text:span text:style-name="T8">disp</text:span><text:span text:style-name="T5">(</text:span><text:span text:style-name="T9">'Infinitely Many Solution'</text:span><text:span text:style-name="T5">);</text:span></text:p>
      <text:p text:style-name="P6"><text:span text:style-name="T11">13 <text:s/></text:span>else</text:p>
      <text:p text:style-name="P5"><text:span text:style-name="T4">14 <text:s/></text:span><text:span text:style-name="T6"><text:s text:c="4"/></text:span><text:span text:style-name="T8">disp</text:span><text:span text:style-name="T5">(</text:span><text:span text:style-name="T9">'No solution'</text:span><text:span text:style-name="T5">);</text:span></text:p>
      <text:p text:style-name="P6"><text:span text:style-name="T11">15 <text:s/></text:span>end</text:p>
      <text:h text:style-name="P7" text:outline-level="1">Output</text:h>
      <text:p text:style-name="P8">&gt;&gt; Assignment_3c</text:p>
      <text:p text:style-name="P8">Coefficient Matrix = </text:p>
      <text:p text:style-name="P8"><text:s text:c="4"/>-1 <text:s text:c="4"/>3 <text:s text:c="4"/>7</text:p>
      <text:p text:style-name="P8"><text:s text:c="5"/>2 <text:s text:c="3"/>-2 <text:s text:c="3"/>-2</text:p>
      <text:p text:style-name="P8"><text:s text:c="5"/>1 <text:s text:c="3"/>-1 <text:s text:c="3"/>-1</text:p>
      <text:p text:style-name="P8"/>
      <text:p text:style-name="P8">Constant Matrix = </text:p>
      <text:p text:style-name="P8"><text:s text:c="5"/>5</text:p>
      <text:p text:style-name="P8"><text:s text:c="5"/>1</text:p>
      <text:p text:style-name="P8"><text:s text:c="4"/>-2</text:p>
      <text:p text:style-name="P8"/>
      <text:p text:style-name="P8"><text:soft-page-break/>No solution</text:p>
      <text:p text:style-name="P8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06d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0</text:span><text:span text:style-name="MT2">.01.2025</text:span></text:p>
        <text:p text:style-name="MP1">Date of Submission: <text:span text:style-name="MT2">27.01.2025</text:span></text:p>
      </style:header>
      <style:footer>
        <text:p text:style-name="MP2"><text:bookmark-start text:name="PageNumWizard_FOOTER_Default Page Style1"/><text:page-number text:select-page="current">12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1-26T15:33:43.918797696</dc:date>
    <meta:editing-duration>PT28M50S</meta:editing-duration>
    <meta:editing-cycles>9</meta:editing-cycles>
    <meta:generator>LibreOffice/24.8.4.2$Linux_X86_64 LibreOffice_project/480$Build-2</meta:generator>
    <meta:print-date>2025-01-26T15:27:41.019345632</meta:print-date>
    <meta:printed-by>PDF files</meta:printed-by>
    <meta:document-statistic meta:table-count="0" meta:image-count="0" meta:object-count="3" meta:page-count="2" meta:paragraph-count="37" meta:word-count="157" meta:character-count="1132" meta:non-whitespace-character-count="917"/>
  </office:meta>
</office:document-meta>
</file>

<file path=Object 1/content.xml><?xml version="1.0" encoding="utf-8"?>
<math xmlns="http://www.w3.org/1998/Math/MathML" display="block">
  <semantics>
    <mrow>
      <mrow>
        <mrow>
          <mo stretchy="false">−</mo>
          <mi>x</mi>
        </mrow>
        <mo stretchy="false">+</mo>
        <mn>3</mn>
      </mrow>
      <mrow>
        <mi>y</mi>
        <mo stretchy="false">+</mo>
        <mn>7</mn>
      </mrow>
      <mrow>
        <mi>z</mi>
        <mo stretchy="false">=</mo>
        <mn>5</mn>
      </mrow>
    </mrow>
    <annotation encoding="StarMath 5.0">-x +3y+7z=5</annotation>
  </semantics>
</math>
</file>

<file path=Object 2/content.xml><?xml version="1.0" encoding="utf-8"?>
<math xmlns="http://www.w3.org/1998/Math/MathML" display="block">
  <semantics>
    <mrow>
      <mn>2</mn>
      <mrow>
        <mi>x</mi>
        <mo stretchy="false">−</mo>
        <mn>2</mn>
      </mrow>
      <mrow>
        <mi>y</mi>
        <mo stretchy="false">−</mo>
        <mn>2</mn>
      </mrow>
      <mrow>
        <mi>z</mi>
        <mo stretchy="false">=</mo>
        <mn>1</mn>
      </mrow>
    </mrow>
    <annotation encoding="StarMath 5.0">2x -2y-2z=1</annotation>
  </semantics>
</math>
</file>

<file path=Object 3/content.xml><?xml version="1.0" encoding="utf-8"?>
<math xmlns="http://www.w3.org/1998/Math/MathML" display="block">
  <semantics>
    <mrow>
      <mrow>
        <mi>x</mi>
        <mo stretchy="false">−</mo>
        <mi>y</mi>
        <mo stretchy="false">−</mo>
        <mi>z</mi>
      </mrow>
      <mo stretchy="false">=</mo>
      <mrow>
        <mo stretchy="false">−</mo>
        <mn>2</mn>
      </mrow>
    </mrow>
    <annotation encoding="StarMath 5.0">x -y-z=-2</annotation>
  </semantics>
</math>
</file>